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43a" officeooo:paragraph-rsid="0014843a"/>
    </style:style>
    <style:style style:name="P2" style:family="paragraph" style:parent-style-name="Standard">
      <style:text-properties officeooo:rsid="0014843a" officeooo:paragraph-rsid="001667df"/>
    </style:style>
    <style:style style:name="P3" style:family="paragraph" style:parent-style-name="Standard">
      <style:text-properties officeooo:rsid="001667df" officeooo:paragraph-rsid="001667df"/>
    </style:style>
    <style:style style:name="P4" style:family="paragraph" style:parent-style-name="Standard">
      <style:text-properties officeooo:rsid="001738ff" officeooo:paragraph-rsid="001738ff"/>
    </style:style>
    <style:style style:name="P5" style:family="paragraph" style:parent-style-name="Standard">
      <style:text-properties officeooo:rsid="0018766a" officeooo:paragraph-rsid="0018766a"/>
    </style:style>
    <style:style style:name="P6" style:family="paragraph" style:parent-style-name="Standard">
      <style:text-properties officeooo:rsid="001a96f0" officeooo:paragraph-rsid="001a96f0"/>
    </style:style>
    <style:style style:name="T1" style:family="text">
      <style:text-properties officeooo:rsid="0014961c"/>
    </style:style>
    <style:style style:name="T2" style:family="text">
      <style:text-properties officeooo:rsid="001667df"/>
    </style:style>
    <style:style style:name="T3" style:family="text">
      <style:text-properties officeooo:rsid="001685aa"/>
    </style:style>
    <style:style style:name="T4" style:family="text">
      <style:text-properties officeooo:rsid="001a0f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ByStep</text:p>
      <text:p text:style-name="P1"/>
      <text:p text:style-name="P1">Step1</text:p>
      <text:p text:style-name="P1"/>
      <text:p text:style-name="P1">3.1.2. A quoi sert l’organisation en Paquage d’un projet ?</text:p>
      <text:p text:style-name="P1"/>
      <text:p text:style-name="P1">Cela permet de plus facilement organisé son projet et de le hiérarchisé.</text:p>
      <text:p text:style-name="P1"/>
      <text:p text:style-name="P1">3.1.3. Quelles sont les rôles respectifs des modules applications et contrôler ?</text:p>
      <text:p text:style-name="P1"/>
      <text:p text:style-name="P1">Application : Définit la page web global sur laquelle se dérouleront les différents événements angular.js. On pourra ensuite définir les controllers associé à cette application</text:p>
      <text:p text:style-name="P1"/>
      <text:p text:style-name="P2">Controller : Permet de définir les comportements de l'application <text:span text:style-name="T1">qui influeront sur la vue via des fonctions et des valeurs.</text:span></text:p>
      <text:p text:style-name="P2"/>
      <text:p text:style-name="P2"/>
      <text:p text:style-name="P2"><text:span text:style-name="T2">3.2.1. A quoi sert les directives suivantes:</text:span></text:p>
      <text:p text:style-name="P2"><text:span text:style-name="T2"> ng-app?</text:span></text:p>
      <text:p text:style-name="P2"><text:span text:style-name="T2"> ng-controller?</text:span></text:p>
      <text:p text:style-name="P2"><text:span text:style-name="T2"> ng-model?.</text:span></text:p>
      <text:p text:style-name="P2"/>
      <text:p text:style-name="P3">Ng-app : désigne l'élément principal(root) de l'application</text:p>
      <text:p text:style-name="P3">ng-controller : définit une partie de la page qui subira des traitements spécifiques (scope)</text:p>
      <text:p text:style-name="P3">ng-model:<text:span text:style-name="T3">utilisé sur des propriétés de type input, textarea ect… Permet lorsque l'on modifie le modèle, d'actualiser automatiquement la vue associé à la valeur du modèle.</text:span></text:p>
      <text:p text:style-name="P3"/>
      <text:p text:style-name="P4">3.3.1. A quoi sert la commande loginCrtFnt.$inject=['$scope','$log']; ?</text:p>
      <text:p text:style-name="P5">permet de préciser les services qui vont être utilisés dans la fonction loginCrtFnt</text:p>
      <text:p text:style-name="P4"/>
      <text:p text:style-name="P4"/>
      <text:p text:style-name="P4">3.3.2. Qu’est ce que $scope ?</text:p>
      <text:p text:style-name="P4">Scope est un objet javascript spécial qui joue le rôle de lié le controller avec la vue. Scope contient le modèle de donnée. <text:s/>Dans le controller, le modèle de donnée est <text:span text:style-name="T4">accessible</text:span> via l'objet $scope</text:p>
      <text:p text:style-name="P4"/>
      <text:p text:style-name="P4">3.3.3. Comment peut-on tester cette application ?</text:p>
      <text:p text:style-name="P5">Il faut inclure les fichiers LoginApp-s1.2.js et LoginController-s1.1.js dans le fichier html et définir un ng-app nommé loginApp et un ng-controller nommé loginCtrl</text:p>
      <text:p text:style-name="P5"/>
      <text:p text:style-name="P6">3.4.3. Quelle différence d’usage il y a-t-il entre logAuthObject et logAuth ?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4:42:56.920693249</meta:creation-date>
    <dc:date>2015-10-21T17:48:50.304928569</dc:date>
    <meta:editing-duration>PT2H51M4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244" meta:character-count="1606" meta:non-whitespace-character-count="1377"/>
  </office:meta>
</office:document-meta>
</file>